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n Int _0 (b_foldNat (List Int) (tail Int) (enumTo _1) _0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 + [.D9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] + [.D1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2] + [.D12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3] + [.D13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5] + [.D1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6] + [.D1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] + [.D1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8] + [.D18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9] + [.D1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0] + [.D20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1] + [.D21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3] + [.D2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4] + [.D24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n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5] + [.D25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n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6] + [.D2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7] + [.D2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2] + [.D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02:21.984251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5:03:55.451221639</dc:date>
    <meta:generator>LibreOffice/4.2.8.2$Linux_X86_64 LibreOffice_project/420m0$Build-2</meta:generator>
    <meta:editing-duration>PT6H30M12S</meta:editing-duration>
    <meta:editing-cycles>22</meta:editing-cycles>
    <meta:document-statistic meta:table-count="1" meta:cell-count="239" meta:object-count="0"/>
  </office:meta>
</office:document-meta>
</file>